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r de test !!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list-style-name="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5:28:12</meta:creation-date>
    <dc:language>en-US</dc:language>
    <dc:date>2017-12-11T15:35:15.870251554</dc:date>
    <meta:editing-cycles>2</meta:editing-cycles>
    <meta:editing-duration>PT5S</meta:editing-duration>
    <meta:generator>LibreOffice/5.1.6.2$Linux_X86_64 LibreOffice_project/10m0$Build-2</meta:generator>
    <meta:document-statistic meta:table-count="0" meta:image-count="0" meta:object-count="0" meta:page-count="1" meta:paragraph-count="1" meta:word-count="4" meta:character-count="20" meta:non-whitespace-character-count="17"/>
  </office:meta>
</office:document-meta>
</file>